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474ac" officeooo:paragraph-rsid="001474ac"/>
    </style:style>
    <style:style style:name="P2" style:family="paragraph" style:parent-style-name="Standard">
      <style:text-properties officeooo:rsid="0015df15" officeooo:paragraph-rsid="0015df15"/>
    </style:style>
    <style:style style:name="P3" style:family="paragraph" style:parent-style-name="Standard">
      <style:text-properties officeooo:rsid="001fbba0" officeooo:paragraph-rsid="001fbba0"/>
    </style:style>
    <style:style style:name="T1" style:family="text">
      <style:text-properties officeooo:rsid="00144e2d"/>
    </style:style>
    <style:style style:name="T2" style:family="text">
      <style:text-properties officeooo:rsid="00147eca"/>
    </style:style>
    <style:style style:name="T3" style:family="text">
      <style:text-properties officeooo:rsid="0015df15"/>
    </style:style>
    <style:style style:name="T4" style:family="text">
      <style:text-properties officeooo:rsid="001af78b"/>
    </style:style>
    <style:style style:name="T5" style:family="text">
      <style:text-properties officeooo:rsid="001fbba0"/>
    </style:style>
    <style:style style:name="T6" style:family="text">
      <style:text-properties officeooo:rsid="00224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9"/><text:span text:style-name="T1">LA GUERRE DE PLORYT</text:span></text:p>
      <text:p text:style-name="Standard"/>
      <text:p text:style-name="P1"><text:span text:style-name="T3">"</text:span>Notre ville de Ploryt, une des principales villes de tout Synade, est aujourd'hui menaçée par les elfes </text:p>
      <text:p text:style-name="P1">je requiere toutes votre attention : vous êtes les seul à pouvoir nous aider car <text:span text:style-name="T2">toute </text:span>la confrérie <text:span text:style-name="T2">du royaume a été appelée pour sauver le peuple des dragon dans la ville Carmachz"</text:span></text:p>
      <text:p text:style-name="P2">Après <text:s/>les applaudissement ent<text:span text:style-name="T4">h</text:span>ousiaste et les regards <text:span text:style-name="T5">plein d'admiration des citoyens qui devaient être une </text:span>Le chef du village reprit <text:span text:style-name="T5">d'une voit moins sûr cette fois-ci </text:span>:</text:p>
      <text:p text:style-name="P3"><text:span text:style-name="T6">"</text:span>Je vous annonce donc que d'après les messages que j'ai reçus ce matin <text:span text:style-name="T6">nous allons nous faire attaqués par les elfes <text:s/>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1:23:17.822341129</meta:creation-date>
    <dc:date>2017-10-15T21:48:12.770623978</dc:date>
    <meta:editing-duration>PT24M51S</meta:editing-duration>
    <meta:editing-cycles>7</meta:editing-cycles>
    <meta:generator>LibreOffice/5.2.6.2$Linux_X86_64 LibreOffice_project/a3100ed2409ebf1c212f5048fbe377c281438fdc</meta:generator>
    <meta:document-statistic meta:table-count="0" meta:image-count="0" meta:object-count="0" meta:page-count="1" meta:paragraph-count="5" meta:word-count="102" meta:character-count="633" meta:non-whitespace-character-count="493"/>
  </office:meta>
</office:document-meta>
</file>